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6.36mm"/>
    </style:style>
    <style:style style:name="co2" style:family="table-column">
      <style:table-column-properties fo:break-before="auto" style:column-width="57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8mm" fo:break-before="auto" style:use-optimal-row-height="true"/>
    </style:style>
    <style:style style:name="ro3" style:family="table-row">
      <style:table-row-properties style:row-height="54.5mm" fo:break-before="auto" style:use-optimal-row-height="true"/>
    </style:style>
    <style:style style:name="ro4" style:family="table-row">
      <style:table-row-properties style:row-height="13.23mm" fo:break-before="auto" style:use-optimal-row-height="true"/>
    </style:style>
    <style:style style:name="ro5" style:family="table-row">
      <style:table-row-properties style:row-height="48.15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ro7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ed1c24"/>
    </style:style>
    <style:style style:name="T2" style:family="text">
      <style:text-properties fo:color="#00a65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commonds and steps</text:p>
          </table:table-cell>
        </table:table-row>
        <table:table-row table:style-name="ro1">
          <table:table-cell office:value-type="string" calcext:value-type="string">
            <text:p>virtual box</text:p>
          </table:table-cell>
          <table:table-cell/>
        </table:table-row>
        <table:table-row table:style-name="ro1">
          <table:table-cell office:value-type="string" calcext:value-type="string">
            <text:p>Ubuntu</text:p>
          </table:table-cell>
          <table:table-cell/>
        </table:table-row>
        <table:table-row table:style-name="ro2">
          <table:table-cell office:value-type="string" calcext:value-type="string">
            <text:p>Mysql</text:p>
          </table:table-cell>
          <table:table-cell office:value-type="string" calcext:value-type="string">
            <text:p>sudo apt-get update</text:p>
            <text:p>sudo apt-get install mysql-server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reinstall or uninstall mysql server</text:p>
          </table:table-cell>
          <table:table-cell office:value-type="string" calcext:value-type="string">
            <text:p>Remove all files related to MySQL</text:p>
            <text:p/>
            <text:p>sudo apt-get purge mysql*</text:p>
            <text:p/>
            <text:p>sudo apt-get autoremove</text:p>
            <text:p/>
            <text:p>sudo apt-get autoclean</text:p>
            <text:p/>
            <text:p>Then upgrade my distribution</text:p>
            <text:p/>
            <text:p>sudo apt-get dist-upgrade</text:p>
            <text:p/>
            <text:p>Then install MySQL</text:p>
            <text:p/>
            <text:p>sudo apt-get install mysql-server</text:p>
            <text:p/>
            <text:p>That's all.</text:p>
          </table:table-cell>
        </table:table-row>
        <table:table-row table:style-name="ro4">
          <table:table-cell office:value-type="string" calcext:value-type="string">
            <text:p><text:span text:style-name="T1">deepak@deepak-VirtualBox:~$ /usr/bin/mysql -u root -p</text:span></text:p>
            <text:p><text:span text:style-name="T1">Enter password: </text:span></text:p>
            <text:p><text:span text:style-name="T1">ERROR 1698 (28000): Access denied for user 'root'@'localhost'</text:span></text:p>
            <text:p/>
          </table:table-cell>
          <table:table-cell office:value-type="string" calcext:value-type="string">
            <text:p>sudo su</text:p>
          </table:table-cell>
        </table:table-row>
        <table:table-row table:style-name="ro5">
          <table:table-cell office:value-type="string" calcext:value-type="string">
            <text:p><text:span text:style-name="T2">root@deepak-VirtualBox:/home/deepak# /usr/bin/mysql -u root -p</text:span></text:p>
            <text:p><text:span text:style-name="T2">Enter password: </text:span></text:p>
            <text:p><text:span text:style-name="T2">Welcome to the MySQL monitor.  Commands end with ; or \g.</text:span></text:p>
            <text:p><text:span text:style-name="T2">Your MySQL connection id is 5</text:span></text:p>
            <text:p><text:span text:style-name="T2">Server version: 5.7.23-0ubuntu0.18.04.1 (Ubuntu)</text:span></text:p>
            <text:p/>
            <text:p><text:span text:style-name="T2">Copyright (c) 2000, 2018, Oracle and/or its affiliates. All rights reserved.</text:span></text:p>
            <text:p/>
            <text:p><text:span text:style-name="T2">Oracle is a registered trademark of Oracle Corporation and/or its</text:span></text:p>
            <text:p><text:span text:style-name="T2">affiliates. Other names may be trademarks of their respective</text:span></text:p>
            <text:p><text:span text:style-name="T2">owners.</text:span></text:p>
            <text:p/>
            <text:p><text:span text:style-name="T2">Type 'help;' or '\h' for help. Type '\c' to clear the current input statement.</text:span></text:p>
            <text:p/>
            <text:p><text:span text:style-name="T2">mysql&gt; </text:span></text:p>
          </table:table-cell>
          <table:table-cell office:value-type="string" calcext:value-type="string">
            <text:p>system password</text:p>
          </table:table-cell>
        </table:table-row>
        <table:table-row table:style-name="ro1">
          <table:table-cell table:number-columns-repeated="2"/>
        </table:table-row>
        <table:table-row table:style-name="ro6">
          <table:table-cell table:style-name="ce3" office:value-type="string" calcext:value-type="string">
            <text:p>Install MySQL Workbench</text:p>
          </table:table-cell>
          <table:table-cell office:value-type="string" calcext:value-type="string">
            <text:p>sudo apt update &amp;&amp; sudo apt upgrade</text:p>
            <text:p>sudo apt install mysql-workbench</text:p>
            <text:p/>
          </table:table-cell>
        </table:table-row>
        <table:table-row table:style-name="ro7">
          <table:table-cell office:value-type="string" calcext:value-type="string">
            <text:p>Run workbench</text:p>
          </table:table-cell>
          <table:table-cell office:value-type="string" calcext:value-type="string">
            <text:p>mysql-workbench</text:p>
            <text:p/>
          </table:table-cell>
        </table:table-row>
        <table:table-row table:style-name="ro1">
          <table:table-cell table:number-columns-repeated="2"/>
        </table:table-row>
        <table:table-row table:style-name="ro6">
          <table:table-cell office:value-type="string" calcext:value-type="string">
            <text:p>mysql connection issue error: <text:a xlink:href="mailto:root@localhost" xlink:type="simple">root@localhost</text:a> access denied and unable to connect to workbench</text:p>
          </table:table-cell>
          <table:table-cell office:value-type="string" calcext:value-type="string">
            <text:p>sudo mysql</text:p>
            <text:p/>
            <text:p>ALTER USER 'root'@'localhost' IDENTIFIED WITH mysql_native_password BY 'root'; </text:p>
          </table:table-cell>
        </table:table-row>
        <table:table-row table:style-name="ro1">
          <table:table-cell/>
          <table:table-cell office:value-type="string" calcext:value-type="string">
            <text:p>after running this use :</text:p>
          </table:table-cell>
        </table:table-row>
        <table:table-row table:style-name="ro1">
          <table:table-cell/>
          <table:table-cell office:value-type="string" calcext:value-type="string">
            <text:p>mysql -u root -p</text:p>
          </table:table-cell>
        </table:table-row>
        <table:table-row table:style-name="ro1">
          <table:table-cell/>
          <table:table-cell office:value-type="string" calcext:value-type="string">
            <text:p>paswword: roo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/00/0000</text:date>, <text:time style:data-style-name="N2" text:time-value="15:36:03.241969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5:36:07.438152445</meta:creation-date>
    <meta:editing-duration>PT48S</meta:editing-duration>
    <meta:editing-cycles>2</meta:editing-cycles>
    <meta:generator>LibreOffice/6.0.6.2$Linux_X86_64 LibreOffice_project/00m0$Build-2</meta:generator>
    <dc:date>2018-10-04T16:18:02.030693052</dc:date>
    <meta:document-statistic meta:table-count="1" meta:cell-count="21" meta:object-count="0"/>
  </office:meta>
</office:document-meta>
</file>